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10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4cm" fo:min-width="1.917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02cm" fo:min-width="1.584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5cm" fo:min-width="1.917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7cm" fo:min-width="2.633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4cm" fo:min-width="1.916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6cm" fo:min-width="2.633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56cm" fo:min-width="2.634cm"/>
    </style:style>
    <style:style style:name="gr1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101cm" fo:min-width="1.584cm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5cm" fo:min-width="2.63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6cm" fo:min-width="1.5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2.602cm" svg:height="0.878cm" svg:x="1.936cm" svg:y="1.301cm">
          <draw:text-box>
            <text:p><text:span text:style-name="T1">Page 42</text:span></text:p>
          </draw:text-box>
        </draw:frame>
        <draw:connector draw:style-name="gr2" draw:text-style-name="P2" draw:layer="layout" draw:type="line" svg:x1="3.237cm" svg:y1="2.179cm" svg:x2="3.234cm" svg:y2="3.328cm" draw:start-shape="id1" draw:start-glue-point="2" draw:end-shape="id2" draw:end-glue-point="5" svg:d="M3237 2179l-3 1149" svg:viewBox="0 0 4 1150">
          <text:p/>
        </draw:connector>
        <draw:custom-shape draw:style-name="gr3" draw:text-style-name="P3" xml:id="id2" draw:id="id2" draw:layer="layout" svg:width="3.421cm" svg:height="1.422cm" svg:x="1.524cm" svg:y="3.328cm">
          <text:p text:style-name="P2"><text:span text:style-name="T2"><text:s text:c="3"/></text:span><text:span text:style-name="T2">Show Manage </text:span></text:p>
          <text:p text:style-name="P2"><text:span text:style-name="T2">Item </text:span></text:p>
          <text:p text:style-name="P2"><text:span text:style-name="T2">Input Lay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4" xml:id="id30" draw:id="id30" draw:layer="layout" svg:width="3.124cm" svg:height="2.351cm" svg:x="1.683cm" svg:y="23.65cm">
          <text:p text:style-name="P2"><text:span text:style-name="T3">Save</text:span></text:p>
          <text:p text:style-name="P2"><text:span text:style-name="T3">record to</text:span></text:p>
          <text:p text:style-name="P2"><text:span text:style-name="T3">Item 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5" draw:text-style-name="P3" xml:id="id4" draw:id="id4" draw:layer="layout" svg:width="3.421cm" svg:height="1.423cm" svg:x="1.549cm" svg:y="7.644cm">
          <text:p text:style-name="P2"><text:span text:style-name="T2">Edit Item </text:span></text:p>
          <text:p text:style-name="P2"><text:span text:style-name="T2">Layout 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4" xml:id="id3" draw:id="id3" draw:layer="layout" svg:width="3.133cm" svg:height="1.007cm" svg:x="1.672cm" svg:y="5.618cm">
          <text:p text:style-name="P2"><text:span text:style-name="T3">User Selects </text:span></text:p>
          <text:p text:style-name="P2"><text:span text:style-name="T3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3.234cm" svg:y1="4.75cm" svg:x2="3.238cm" svg:y2="5.618cm" draw:start-shape="id2" draw:start-glue-point="8" draw:end-shape="id3" draw:end-glue-point="0" svg:d="M3234 4750l4 868" svg:viewBox="0 0 5 869">
          <text:p/>
        </draw:connector>
        <draw:connector draw:style-name="gr2" draw:text-style-name="P2" draw:layer="layout" draw:type="line" svg:x1="3.238cm" svg:y1="6.625cm" svg:x2="3.259cm" svg:y2="7.644cm" draw:start-shape="id3" draw:start-glue-point="2" draw:end-shape="id4" svg:d="M3238 6625l21 1019" svg:viewBox="0 0 22 1020">
          <text:p/>
        </draw:connector>
        <draw:connector draw:style-name="gr2" draw:text-style-name="P2" draw:layer="layout" draw:type="line" svg:x1="3.259cm" svg:y1="9.067cm" svg:x2="3.236cm" svg:y2="10.001cm" draw:start-shape="id4" draw:start-glue-point="8" draw:end-shape="id5" draw:end-glue-point="0" svg:d="M3259 9067l-23 934" svg:viewBox="0 0 24 935">
          <text:p/>
        </draw:connector>
        <draw:frame draw:style-name="gr1" draw:text-style-name="P1" xml:id="id6" draw:id="id6" draw:layer="layout" svg:width="2.602cm" svg:height="0.878cm" svg:x="11.893cm" svg:y="1.302cm">
          <draw:text-box>
            <text:p><text:span text:style-name="T1">Page 42</text:span></text:p>
          </draw:text-box>
        </draw:frame>
        <draw:connector draw:style-name="gr2" draw:text-style-name="P2" draw:layer="layout" draw:type="line" svg:x1="13.194cm" svg:y1="2.18cm" svg:x2="13.205cm" svg:y2="3.328cm" draw:start-shape="id6" draw:start-glue-point="2" draw:end-shape="id7" draw:end-glue-point="5" svg:d="M13194 2180l11 1148" svg:viewBox="0 0 12 1149">
          <text:p/>
        </draw:connector>
        <draw:custom-shape draw:style-name="gr5" draw:text-style-name="P3" xml:id="id7" draw:id="id7" draw:layer="layout" svg:width="3.421cm" svg:height="1.423cm" svg:x="11.495cm" svg:y="3.328cm">
          <text:p text:style-name="P2"><text:span text:style-name="T2"><text:s text:c="4"/></text:span><text:span text:style-name="T2">Show Manage </text:span></text:p>
          <text:p text:style-name="P2"><text:span text:style-name="T2">Loan </text:span></text:p>
          <text:p text:style-name="P2"><text:span text:style-name="T2">Input Layout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3" draw:layer="layout" svg:x1="11.202cm" svg:y1="14.752cm" svg:x2="11.791cm" svg:y2="8.356cm" draw:start-shape="id8" draw:start-glue-point="5" draw:end-shape="id9" draw:end-glue-point="9" svg:d="M11202 14752h-501v-6396h1090" svg:viewBox="0 0 1091 6397">
          <text:p text:style-name="P2"><text:span text:style-name="T2">No</text:span><text:span text:style-name="T2"><text:tab/></text:span><text:span text:style-name="T2"> <text:s text:c="6"/></text:span></text:p>
        </draw:connector>
        <draw:custom-shape draw:style-name="gr4" draw:text-style-name="P4" xml:id="id34" draw:id="id34" draw:layer="layout" svg:width="3.125cm" svg:height="2.351cm" svg:x="11.67cm" svg:y="23.65cm">
          <text:p text:style-name="P2"><text:span text:style-name="T3">Save</text:span></text:p>
          <text:p text:style-name="P2"><text:span text:style-name="T3">record to</text:span></text:p>
          <text:p text:style-name="P2"><text:span text:style-name="T3">Loan 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3" xml:id="id9" draw:id="id9" draw:layer="layout" svg:width="3.42cm" svg:height="1.422cm" svg:x="11.521cm" svg:y="7.645cm">
          <text:p text:style-name="P2"><text:span text:style-name="T2">Edit Loan</text:span></text:p>
          <text:p text:style-name="P2"><text:span text:style-name="T2">Layout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10" draw:id="id10" draw:layer="layout" svg:width="3.133cm" svg:height="1.006cm" svg:x="11.644cm" svg:y="5.619cm">
          <text:p text:style-name="P2"><text:span text:style-name="T3">User Selects </text:span></text:p>
          <text:p text:style-name="P2"><text:span text:style-name="T3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3.205cm" svg:y1="4.751cm" svg:x2="13.21cm" svg:y2="5.619cm" draw:start-shape="id7" draw:start-glue-point="8" draw:end-shape="id10" draw:end-glue-point="0" svg:d="M13205 4751l5 868" svg:viewBox="0 0 6 869">
          <text:p/>
        </draw:connector>
        <draw:connector draw:style-name="gr2" draw:text-style-name="P2" draw:layer="layout" draw:type="line" svg:x1="13.21cm" svg:y1="6.625cm" svg:x2="13.231cm" svg:y2="7.645cm" draw:start-shape="id10" draw:start-glue-point="2" draw:end-shape="id9" svg:d="M13210 6625l21 1020" svg:viewBox="0 0 22 1021">
          <text:p/>
        </draw:connector>
        <draw:connector draw:style-name="gr2" draw:text-style-name="P2" draw:layer="layout" draw:type="line" svg:x1="13.231cm" svg:y1="9.067cm" svg:x2="13.222cm" svg:y2="10.001cm" draw:start-shape="id9" draw:start-glue-point="8" draw:end-shape="id11" draw:end-glue-point="0" svg:d="M13231 9067l-9 934" svg:viewBox="0 0 10 935">
          <text:p/>
        </draw:connector>
        <draw:frame draw:style-name="gr1" draw:text-style-name="P1" xml:id="id12" draw:id="id12" draw:layer="layout" svg:width="2.602cm" svg:height="0.878cm" svg:x="6.86cm" svg:y="1.303cm">
          <draw:text-box>
            <text:p><text:span text:style-name="T1">Page 42</text:span></text:p>
          </draw:text-box>
        </draw:frame>
        <draw:connector draw:style-name="gr2" draw:text-style-name="P2" draw:layer="layout" draw:type="line" svg:x1="8.161cm" svg:y1="2.181cm" svg:x2="8.173cm" svg:y2="3.329cm" draw:start-shape="id12" draw:start-glue-point="2" draw:end-shape="id13" draw:end-glue-point="5" svg:d="M8161 2181l12 1148" svg:viewBox="0 0 13 1149">
          <text:p/>
        </draw:connector>
        <draw:custom-shape draw:style-name="gr5" draw:text-style-name="P3" xml:id="id13" draw:id="id13" draw:layer="layout" svg:width="3.421cm" svg:height="1.423cm" svg:x="6.463cm" svg:y="3.329cm">
          <text:p text:style-name="P2"><text:span text:style-name="T2"><text:s text:c="3"/></text:span><text:span text:style-name="T2">Show Manage </text:span></text:p>
          <text:p text:style-name="P2"><text:span text:style-name="T2">Customer</text:span></text:p>
          <text:p text:style-name="P2"><text:span text:style-name="T2"><text:s/></text:span><text:span text:style-name="T2">Input Layout <text:s text:c="3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3" draw:layer="layout" svg:x1="6.173cm" svg:y1="14.751cm" svg:x2="6.758cm" svg:y2="8.357cm" draw:start-shape="id14" draw:start-glue-point="5" draw:end-shape="id15" draw:end-glue-point="9" svg:d="M6173 14751h-501v-6394h1086" svg:viewBox="0 0 1087 6395">
          <text:p text:style-name="P2"><text:span text:style-name="T2">No</text:span><text:span text:style-name="T2"><text:tab/></text:span><text:span text:style-name="T2"> <text:s text:c="3"/></text:span></text:p>
        </draw:connector>
        <draw:custom-shape draw:style-name="gr4" draw:text-style-name="P4" xml:id="id32" draw:id="id32" draw:layer="layout" svg:width="3.124cm" svg:height="2.351cm" svg:x="6.594cm" svg:y="23.65cm">
          <text:p text:style-name="P2"><text:span text:style-name="T3">Save</text:span></text:p>
          <text:p text:style-name="P2"><text:span text:style-name="T3">record to</text:span></text:p>
          <text:p text:style-name="P2"><text:span text:style-name="T3">Customer</text:span></text:p>
          <text:p text:style-name="P2"><text:span text:style-name="T3"><text:s/></text:span><text:span text:style-name="T3">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3" draw:text-style-name="P3" xml:id="id15" draw:id="id15" draw:layer="layout" svg:width="3.421cm" svg:height="1.422cm" svg:x="6.488cm" svg:y="7.646cm">
          <text:p text:style-name="P2"><text:span text:style-name="T2"><text:s text:c="4"/></text:span><text:span text:style-name="T2">Edit Customer </text:span></text:p>
          <text:p text:style-name="P2"><text:span text:style-name="T2"><text:s/></text:span><text:span text:style-name="T2">Layout 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4" xml:id="id16" draw:id="id16" draw:layer="layout" svg:width="3.134cm" svg:height="1.006cm" svg:x="6.611cm" svg:y="5.62cm">
          <text:p text:style-name="P2"><text:span text:style-name="T3">User Selects </text:span></text:p>
          <text:p text:style-name="P2"><text:span text:style-name="T3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8.173cm" svg:y1="4.752cm" svg:x2="8.178cm" svg:y2="5.62cm" draw:start-shape="id13" draw:start-glue-point="8" draw:end-shape="id16" draw:end-glue-point="0" svg:d="M8173 4752l5 868" svg:viewBox="0 0 6 869">
          <text:p/>
        </draw:connector>
        <draw:connector draw:style-name="gr2" draw:text-style-name="P2" draw:layer="layout" draw:type="line" svg:x1="8.178cm" svg:y1="6.626cm" svg:x2="8.198cm" svg:y2="7.646cm" draw:start-shape="id16" draw:start-glue-point="2" draw:end-shape="id15" svg:d="M8178 6626l20 1020" svg:viewBox="0 0 21 1021">
          <text:p/>
        </draw:connector>
        <draw:connector draw:style-name="gr2" draw:text-style-name="P2" draw:layer="layout" draw:type="line" svg:x1="8.198cm" svg:y1="9.068cm" svg:x2="8.178cm" svg:y2="10.001cm" draw:start-shape="id15" draw:start-glue-point="8" draw:end-shape="id17" draw:end-glue-point="0" svg:d="M8198 9068l-20 933" svg:viewBox="0 0 21 934">
          <text:p/>
        </draw:connector>
        <draw:frame draw:style-name="gr1" draw:text-style-name="P1" xml:id="id18" draw:id="id18" draw:layer="layout" svg:width="2.602cm" svg:height="0.878cm" svg:x="17.128cm" svg:y="1.303cm">
          <draw:text-box>
            <text:p><text:span text:style-name="T1">Page 42</text:span></text:p>
          </draw:text-box>
        </draw:frame>
        <draw:connector draw:style-name="gr2" draw:text-style-name="P2" draw:layer="layout" draw:type="line" svg:x1="18.429cm" svg:y1="2.181cm" svg:x2="18.412cm" svg:y2="3.329cm" draw:start-shape="id18" draw:start-glue-point="2" draw:end-shape="id19" draw:end-glue-point="5" svg:d="M18429 2181l-17 1148" svg:viewBox="0 0 18 1149">
          <text:p/>
        </draw:connector>
        <draw:custom-shape draw:style-name="gr5" draw:text-style-name="P3" xml:id="id19" draw:id="id19" draw:layer="layout" svg:width="3.421cm" svg:height="1.423cm" svg:x="16.702cm" svg:y="3.329cm">
          <text:p text:style-name="P2"><text:span text:style-name="T2"><text:s text:c="3"/></text:span><text:span text:style-name="T2">Show Manage</text:span></text:p>
          <text:p text:style-name="P2"><text:span text:style-name="T2">PAT Test </text:span></text:p>
          <text:p text:style-name="P2"><text:span text:style-name="T2">Input Layout <text:s text:c="2"/>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7" draw:text-style-name="P3" draw:layer="layout" svg:x1="16.431cm" svg:y1="14.753cm" svg:x2="16.998cm" svg:y2="8.357cm" draw:start-shape="id20" draw:start-glue-point="5" draw:end-shape="id21" draw:end-glue-point="9" svg:d="M16431 14753h-501v-6396h1068" svg:viewBox="0 0 1069 6397">
          <text:p text:style-name="P2"><text:span text:style-name="T2">No</text:span><text:span text:style-name="T2"><text:tab/></text:span><text:span text:style-name="T2"> <text:s text:c="6"/></text:span></text:p>
        </draw:connector>
        <draw:custom-shape draw:style-name="gr11" draw:text-style-name="P4" xml:id="id36" draw:id="id36" draw:layer="layout" svg:width="3.125cm" svg:height="2.35cm" svg:x="16.861cm" svg:y="23.651cm">
          <text:p text:style-name="P2"><text:span text:style-name="T3">Save</text:span></text:p>
          <text:p text:style-name="P2"><text:span text:style-name="T3">record to</text:span></text:p>
          <text:p text:style-name="P2"><text:span text:style-name="T3">PAT Test</text:span></text:p>
          <text:p text:style-name="P2"><text:span text:style-name="T3"><text:s/></text:span><text:span text:style-name="T3">table</text:span></text:p>
          <draw:enhanced-geometry svg:viewBox="0 0 21600 21600" draw:mirror-horizontal="false" draw:mirror-vertical="false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8" draw:text-style-name="P3" xml:id="id21" draw:id="id21" draw:layer="layout" svg:width="3.42cm" svg:height="1.422cm" svg:x="16.728cm" svg:y="7.646cm">
          <text:p text:style-name="P2"><text:span text:style-name="T2"><text:s text:c="3"/></text:span><text:span text:style-name="T2">Edit PAT Test</text:span></text:p>
          <text:p text:style-name="P2"><text:span text:style-name="T2">Layout 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" draw:text-style-name="P4" xml:id="id22" draw:id="id22" draw:layer="layout" svg:width="3.133cm" svg:height="1.006cm" svg:x="16.851cm" svg:y="5.62cm">
          <text:p text:style-name="P2"><text:span text:style-name="T3">User Selects </text:span></text:p>
          <text:p text:style-name="P2"><text:span text:style-name="T3">Rec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18.412cm" svg:y1="4.752cm" svg:x2="18.417cm" svg:y2="5.62cm" draw:start-shape="id19" draw:start-glue-point="8" draw:end-shape="id22" draw:end-glue-point="0" svg:d="M18412 4752l5 868" svg:viewBox="0 0 6 869">
          <text:p/>
        </draw:connector>
        <draw:connector draw:style-name="gr2" draw:text-style-name="P2" draw:layer="layout" draw:type="line" svg:x1="18.417cm" svg:y1="6.626cm" svg:x2="18.438cm" svg:y2="7.646cm" draw:start-shape="id22" draw:start-glue-point="2" draw:end-shape="id21" svg:d="M18417 6626l21 1020" svg:viewBox="0 0 22 1021">
          <text:p/>
        </draw:connector>
        <draw:connector draw:style-name="gr2" draw:text-style-name="P2" draw:layer="layout" draw:type="line" svg:x1="18.438cm" svg:y1="9.068cm" svg:x2="18.436cm" svg:y2="10.001cm" draw:start-shape="id21" draw:start-glue-point="8" draw:end-shape="id23" draw:end-glue-point="0" svg:d="M18438 9068l-2 933" svg:viewBox="0 0 3 934">
          <text:p/>
        </draw:connector>
        <draw:custom-shape draw:style-name="gr12" draw:text-style-name="P4" xml:id="id17" draw:id="id17" draw:layer="layout" svg:width="3.134cm" svg:height="1.9cm" svg:x="6.611cm" svg:y="10.001cm">
          <text:p text:style-name="P2"><text:span text:style-name="T3">User </text:span></text:p>
          <text:p text:style-name="P2"><text:span text:style-name="T3">Edit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11" draw:id="id11" draw:layer="layout" svg:width="3.134cm" svg:height="1.9cm" svg:x="11.655cm" svg:y="10.001cm">
          <text:p text:style-name="P2"><text:span text:style-name="T3">User </text:span></text:p>
          <text:p text:style-name="P2"><text:span text:style-name="T3">Edit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23" draw:id="id23" draw:layer="layout" svg:width="3.134cm" svg:height="1.9cm" svg:x="16.869cm" svg:y="10.001cm">
          <text:p text:style-name="P2"><text:span text:style-name="T3">User </text:span></text:p>
          <text:p text:style-name="P2"><text:span text:style-name="T3">Edit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5" draw:id="id5" draw:layer="layout" svg:width="3.134cm" svg:height="1.9cm" svg:x="1.669cm" svg:y="10.001cm">
          <text:p text:style-name="P2"><text:span text:style-name="T3">User </text:span></text:p>
          <text:p text:style-name="P2"><text:span text:style-name="T3">Edit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svg:x1="1.228cm" svg:y1="14.75cm" svg:x2="1.819cm" svg:y2="8.356cm" draw:start-shape="id24" draw:start-glue-point="5" draw:end-shape="id4" draw:end-glue-point="9" svg:d="M1228 14750h-501v-6394h1092" svg:viewBox="0 0 1093 6395">
          <text:p text:style-name="P2"><text:span text:style-name="T2">No</text:span><text:span text:style-name="T2"><text:tab/></text:span><text:span text:style-name="T2"> <text:s text:c="3"/></text:span></text:p>
        </draw:connector>
        <draw:custom-shape draw:style-name="gr13" draw:text-style-name="P2" xml:id="id24" draw:id="id24" draw:layer="layout" svg:width="4cm" svg:height="3.7cm" svg:x="1.228cm" svg:y="12.9cm">
          <text:p text:style-name="P2"><text:span text:style-name="T3">Validate</text:span></text:p>
          <text:p text:style-name="P2"><text:span text:style-name="T3">Entry</text:span></text:p>
          <text:p text:style-name="P2"><text:span text:style-name="T3">Detai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14" draw:id="id14" draw:layer="layout" svg:width="4cm" svg:height="3.7cm" svg:x="6.173cm" svg:y="12.901cm">
          <text:p text:style-name="P2"><text:span text:style-name="T3">Validate</text:span></text:p>
          <text:p text:style-name="P2"><text:span text:style-name="T3">Entry</text:span></text:p>
          <text:p text:style-name="P2"><text:span text:style-name="T3">Detai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8" draw:id="id8" draw:layer="layout" svg:width="4cm" svg:height="3.7cm" svg:x="11.202cm" svg:y="12.902cm">
          <text:p text:style-name="P2"><text:span text:style-name="T3">Validate</text:span></text:p>
          <text:p text:style-name="P2"><text:span text:style-name="T3">Entry</text:span></text:p>
          <text:p text:style-name="P2"><text:span text:style-name="T3">Detai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2" xml:id="id20" draw:id="id20" draw:layer="layout" svg:width="4cm" svg:height="3.7cm" svg:x="16.431cm" svg:y="12.903cm">
          <text:p text:style-name="P2"><text:span text:style-name="T3">Validate</text:span></text:p>
          <text:p text:style-name="P2"><text:span text:style-name="T3">Entry</text:span></text:p>
          <text:p text:style-name="P2"><text:span text:style-name="T3">Detail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4" xml:id="id31" draw:id="id31" draw:layer="layout" svg:width="3.134cm" svg:height="1.9cm" svg:x="6.611cm" svg:y="20.301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3" draw:id="id33" draw:layer="layout" svg:width="3.134cm" svg:height="1.9cm" svg:x="11.655cm" svg:y="20.301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35" draw:id="id35" draw:layer="layout" svg:width="3.134cm" svg:height="1.9cm" svg:x="16.869cm" svg:y="20.301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xml:id="id29" draw:id="id29" draw:layer="layout" svg:width="3.134cm" svg:height="1.9cm" svg:x="1.669cm" svg:y="20.301cm">
          <text:p text:style-name="P2"><text:span text:style-name="T3">User </text:span></text:p>
          <text:p text:style-name="P2"><text:span text:style-name="T3">Confirms</text:span></text:p>
          <text:p text:style-name="P2"><text:span text:style-name="T3"><text:s/></text:span><text:span text:style-name="T3">Detai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2" draw:layer="layout" draw:type="line" svg:x1="3.228cm" svg:y1="16.6cm" svg:x2="3.26cm" svg:y2="17.644cm" draw:start-shape="id24" draw:start-glue-point="6" draw:end-shape="id25" draw:end-glue-point="5" svg:d="M3228 16600l32 1044" svg:viewBox="0 0 33 1045">
          <text:p/>
        </draw:connector>
        <draw:connector draw:style-name="gr2" draw:text-style-name="P2" draw:layer="layout" draw:type="line" svg:x1="8.173cm" svg:y1="16.6cm" svg:x2="8.199cm" svg:y2="17.646cm" draw:end-shape="id26" draw:end-glue-point="5" svg:d="M8173 16600l26 1046" svg:viewBox="0 0 27 1047">
          <text:p/>
        </draw:connector>
        <draw:connector draw:style-name="gr2" draw:text-style-name="P2" draw:layer="layout" draw:type="line" svg:x1="13.202cm" svg:y1="16.601cm" svg:x2="13.232cm" svg:y2="17.645cm" draw:end-shape="id27" draw:end-glue-point="5" svg:d="M13202 16601l30 1044" svg:viewBox="0 0 31 1045">
          <text:p/>
        </draw:connector>
        <draw:connector draw:style-name="gr2" draw:text-style-name="P2" draw:layer="layout" draw:type="line" svg:x1="18.431cm" svg:y1="16.601cm" svg:x2="18.439cm" svg:y2="17.646cm" draw:end-shape="id28" svg:d="M18431 16601l8 1045" svg:viewBox="0 0 9 1046">
          <text:p/>
        </draw:connector>
        <draw:connector draw:style-name="gr2" draw:text-style-name="P2" draw:layer="layout" draw:type="line" svg:x1="13.222cm" svg:y1="11.901cm" svg:x2="13.202cm" svg:y2="12.902cm" draw:start-shape="id11" draw:start-glue-point="2" draw:end-shape="id8" draw:end-glue-point="4" svg:d="M13222 11901l-20 1001" svg:viewBox="0 0 21 1002">
          <text:p/>
        </draw:connector>
        <draw:connector draw:style-name="gr2" draw:text-style-name="P2" draw:layer="layout" draw:type="line" svg:x1="3.236cm" svg:y1="11.901cm" svg:x2="3.228cm" svg:y2="12.9cm" draw:start-shape="id5" draw:start-glue-point="2" draw:end-shape="id24" draw:end-glue-point="4" svg:d="M3236 11901l-8 999" svg:viewBox="0 0 9 1000">
          <text:p/>
        </draw:connector>
        <draw:connector draw:style-name="gr2" draw:text-style-name="P2" draw:layer="layout" draw:type="line" svg:x1="8.178cm" svg:y1="11.901cm" svg:x2="8.173cm" svg:y2="12.901cm" draw:start-shape="id17" draw:start-glue-point="2" draw:end-shape="id14" draw:end-glue-point="4" svg:d="M8178 11901l-5 1000" svg:viewBox="0 0 6 1001">
          <text:p/>
        </draw:connector>
        <draw:connector draw:style-name="gr2" draw:text-style-name="P2" draw:layer="layout" draw:type="line" svg:x1="18.436cm" svg:y1="11.901cm" svg:x2="18.431cm" svg:y2="12.903cm" draw:start-shape="id23" draw:start-glue-point="2" draw:end-shape="id20" draw:end-glue-point="4" svg:d="M18436 11901l-5 1002" svg:viewBox="0 0 6 1003">
          <text:p/>
        </draw:connector>
        <draw:connector draw:style-name="gr2" draw:text-style-name="P2" draw:layer="layout" draw:type="line" svg:x1="3.236cm" svg:y1="22.201cm" svg:x2="3.245cm" svg:y2="23.65cm" draw:start-shape="id29" draw:start-glue-point="2" draw:end-shape="id30" draw:end-glue-point="4" svg:d="M3236 22201l9 1449" svg:viewBox="0 0 10 1450">
          <text:p/>
        </draw:connector>
        <draw:connector draw:style-name="gr2" draw:text-style-name="P2" draw:layer="layout" draw:type="line" svg:x1="8.178cm" svg:y1="22.201cm" svg:x2="8.156cm" svg:y2="23.65cm" draw:start-shape="id31" draw:start-glue-point="2" draw:end-shape="id32" draw:end-glue-point="4" svg:d="M8178 22201l-22 1449" svg:viewBox="0 0 23 1450">
          <text:p/>
        </draw:connector>
        <draw:connector draw:style-name="gr2" draw:text-style-name="P2" draw:layer="layout" draw:type="line" svg:x1="13.222cm" svg:y1="22.201cm" svg:x2="13.232cm" svg:y2="23.65cm" draw:start-shape="id33" draw:start-glue-point="2" draw:end-shape="id34" svg:d="M13222 22201l10 1449" svg:viewBox="0 0 11 1450">
          <text:p/>
        </draw:connector>
        <draw:connector draw:style-name="gr2" draw:text-style-name="P2" draw:layer="layout" draw:type="line" svg:x1="18.436cm" svg:y1="22.201cm" svg:x2="18.423cm" svg:y2="23.651cm" draw:start-shape="id35" draw:start-glue-point="2" draw:end-shape="id36" svg:d="M18436 22201l-13 1450" svg:viewBox="0 0 14 1451">
          <text:p/>
        </draw:connector>
        <draw:connector draw:style-name="gr2" draw:text-style-name="P2" draw:layer="layout" draw:type="line" svg:x1="3.26cm" svg:y1="19.067cm" svg:x2="3.236cm" svg:y2="20.301cm" draw:start-shape="id25" draw:start-glue-point="8" draw:end-shape="id29" draw:end-glue-point="0" svg:d="M3260 19067l-24 1234" svg:viewBox="0 0 25 1235">
          <text:p/>
        </draw:connector>
        <draw:connector draw:style-name="gr2" draw:text-style-name="P2" draw:layer="layout" draw:type="line" svg:x1="8.199cm" svg:y1="19.068cm" svg:x2="8.178cm" svg:y2="20.301cm" draw:start-shape="id26" draw:start-glue-point="8" draw:end-shape="id31" draw:end-glue-point="0" svg:d="M8199 19068l-21 1233" svg:viewBox="0 0 22 1234">
          <text:p/>
        </draw:connector>
        <draw:connector draw:style-name="gr2" draw:text-style-name="P2" draw:layer="layout" draw:type="line" svg:x1="13.232cm" svg:y1="19.067cm" svg:x2="13.222cm" svg:y2="20.301cm" draw:start-shape="id27" draw:start-glue-point="8" draw:end-shape="id33" draw:end-glue-point="0" svg:d="M13232 19067l-10 1234" svg:viewBox="0 0 11 1235">
          <text:p/>
        </draw:connector>
        <draw:connector draw:style-name="gr2" draw:text-style-name="P2" draw:layer="layout" draw:type="line" svg:x1="18.439cm" svg:y1="19.068cm" svg:x2="18.436cm" svg:y2="20.301cm" draw:start-shape="id28" draw:start-glue-point="8" draw:end-shape="id35" draw:end-glue-point="0" svg:d="M18439 19068l-3 1233" svg:viewBox="0 0 4 1234">
          <text:p/>
        </draw:connector>
        <draw:custom-shape draw:style-name="gr5" draw:text-style-name="P3" xml:id="id25" draw:id="id25" draw:layer="layout" svg:width="3.421cm" svg:height="1.423cm" svg:x="1.55cm" svg:y="17.644cm">
          <text:p text:style-name="P2"><text:span text:style-name="T2"><text:s text:c="4"/></text:span><text:span text:style-name="T2">Preview Edited</text:span></text:p>
          <text:p text:style-name="P2"><text:span text:style-name="T2">Item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27" draw:id="id27" draw:layer="layout" svg:width="3.42cm" svg:height="1.422cm" svg:x="11.522cm" svg:y="17.645cm">
          <text:p text:style-name="P2"><text:span text:style-name="T2"><text:s text:c="4"/></text:span><text:span text:style-name="T2">Preview Edited</text:span></text:p>
          <text:p text:style-name="P2"><text:span text:style-name="T2">Loan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3" xml:id="id26" draw:id="id26" draw:layer="layout" svg:width="3.421cm" svg:height="1.422cm" svg:x="6.489cm" svg:y="17.646cm">
          <text:p text:style-name="P2"><text:span text:style-name="T2"><text:s text:c="4"/></text:span><text:span text:style-name="T2">Preview Edited</text:span></text:p>
          <text:p text:style-name="P2"><text:span text:style-name="T2">Customer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8" draw:text-style-name="P3" xml:id="id28" draw:id="id28" draw:layer="layout" svg:width="3.42cm" svg:height="1.422cm" svg:x="16.729cm" svg:y="17.646cm">
          <text:p text:style-name="P2"><text:span text:style-name="T2"><text:s text:c="4"/></text:span><text:span text:style-name="T2">Preview Edited</text:span></text:p>
          <text:p text:style-name="P2"><text:span text:style-name="T2">PAT Test</text:span></text:p>
          <text:p text:style-name="P2"><text:span text:style-name="T2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3417.6856468118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0T14:06:47.405000000</meta:creation-date>
    <dc:date>2015-01-12T20:08:02.851372000</dc:date>
    <meta:editing-duration>PT21M27S</meta:editing-duration>
    <meta:editing-cycles>33</meta:editing-cycles>
    <meta:generator>LibreOffice/4.3.5.2$MacOSX_x86 LibreOffice_project/3a87456aaa6a95c63eea1c1b3201acedf0751bd5</meta:generator>
    <meta:document-statistic meta:object-count="72"/>
  </office:meta>
</office:document-meta>
</file>